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1.3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1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99ffff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10-16-2017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recipe</text:p>
          </table:table-cell>
          <table:table-cell table:style-name="ce1" table:number-columns-repeated="2"/>
          <table:table-cell/>
          <table:table-cell table:style-name="ce1" office:value-type="string" calcext:value-type="string">
            <text:p>procedure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recipecod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  <table:table-cell/>
          <table:table-cell table:style-name="ce2" office:value-type="string" calcext:value-type="string">
            <text:p>procedurecode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table:style-name="ce2" office:value-type="string" calcext:value-type="string">
            <text:p>recipecode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fk</text:p>
          </table:table-cell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 table:number-columns-repeated="2"/>
          <table:table-cell table:style-name="ce2" office:value-type="string" calcext:value-type="string">
            <text:p>step</text:p>
          </table:table-cell>
          <table:table-cell table:style-name="ce2" office:value-type="string" calcext:value-type="string">
            <text:p>text</text:p>
          </table:table-cell>
          <table:table-cell table:style-name="ce2"/>
        </table:table-row>
        <table:table-row table:style-name="ro1">
          <table:table-cell office:value-type="string" calcext:value-type="string">
            <text:p>servingsize</text:p>
          </table:table-cell>
          <table:table-cell office:value-type="string" calcext:value-type="string">
            <text:p>floa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vingsizeuni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k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3" office:value-type="string" calcext:value-type="string">
            <text:p>ingredients</text:p>
          </table:table-cell>
          <table:table-cell table:style-name="ce3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ingredientcod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ipecod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ount</text:p>
          </table:table-cell>
          <table:table-cell office:value-type="string" calcext:value-type="string">
            <text:p>floa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tcod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k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3" office:value-type="string" calcext:value-type="string">
            <text:p>unit</text:p>
          </table:table-cell>
          <table:table-cell table:style-name="ce3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unitcod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 office:value-type="string" calcext:value-type="string">
            <text:p>Author: Ryan Baclit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Email: <text:a xlink:href="mailto:gamehelphere@gmail.com" xlink:type="simple">gamehelphere@gmail.com</text:a>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Description: Schema document for the rlbrecipetime.sql SQLite3 database.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Project Github site: <text:a xlink:href="https://github.com/gamehelphere/rlb-recipetime" xlink:type="simple">https://github.com/gamehelphere/rlb-recipetime</text:a>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Date: 11/11/2017</text:p>
          </table:table-cell>
          <table:table-cell table:style-name="Default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1">00/00/0000</text:date>, <text:time style:data-style-name="N2" text:time-value="10:08:39.00759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an Baclit</meta:initial-creator>
    <meta:creation-date>2017-07-12T22:24:39.555428000</meta:creation-date>
    <dc:date>2017-11-11T10:14:43.002874000</dc:date>
    <dc:creator>Ryan Baclit</dc:creator>
    <meta:editing-duration>PT59M23S</meta:editing-duration>
    <meta:editing-cycles>8</meta:editing-cycles>
    <meta:generator>LibreOffice/5.3.3.2$MacOSX_X86_64 LibreOffice_project/3d9a8b4b4e538a85e0782bd6c2d430bafe583448</meta:generator>
    <meta:document-statistic meta:table-count="1" meta:cell-count="47" meta:object-count="0"/>
  </office:meta>
</office:document-meta>
</file>